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5])" office:value-type="currency" office:currency="JPY" office:value="18341">
            <text:p>￥18,341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950">
            <text:p>￥950</text:p>
          </table:table-cell>
          <table:table-cell table:style-name="ce12" office:value-type="string">
            <text:p>菓子,ﾚﾓﾝﾃｨｰ,ﾔｸﾙﾄ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727">
            <text:p>￥727</text:p>
          </table:table-cell>
          <table:table-cell table:style-name="ce12" office:value-type="string">
            <text:p>UCC紅茶,酎ハイ,ｼﾘｱ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543">
            <text:p>￥543</text:p>
          </table:table-cell>
          <table:table-cell table:style-name="ce12" office:value-type="string">
            <text:p>酎ハイ,ﾚﾓﾝﾃｨｰ,野菜汁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758">
            <text:p>￥758</text:p>
          </table:table-cell>
          <table:table-cell table:style-name="ce12" office:value-type="string">
            <text:p>刺身,菓子,ｶｯﾌﾟ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577">
            <text:p>￥577</text:p>
          </table:table-cell>
          <table:table-cell table:style-name="ce12" office:value-type="string">
            <text:p>刺身,ﾕｰｸﾞﾚﾅ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4">
            <text:p>7月14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x2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684">
            <text:p>￥684</text:p>
          </table:table-cell>
          <table:table-cell table:style-name="ce12" office:value-type="string">
            <text:p>ﾚﾓﾝﾃｨｰ,酎ハイ,駄菓子,ﾔｸﾙﾄ,乾電池,もずく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酎ハイ,駄菓子,冷やし中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1198">
            <text:p>￥1,198</text:p>
          </table:table-cell>
          <table:table-cell table:style-name="ce12" office:value-type="string">
            <text:p>寿司,酎ﾊｲ,ﾚﾓﾝﾃｨｰ,野菜汁,魚肉ｿｰｾｰｼﾞ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433">
            <text:p>￥1,433</text:p>
          </table:table-cell>
          <table:table-cell table:style-name="ce12" office:value-type="string">
            <text:p>菓子,刺身,ﾚﾓﾝﾃｨｰ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954">
            <text:p>￥954</text:p>
          </table:table-cell>
          <table:table-cell table:style-name="ce12" office:value-type="string">
            <text:p>惣菜,ｶｯﾌﾟ麺,酎ﾊｲ,ﾚﾓﾝﾃｨｰ,ﾔｸﾙﾄ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722">
            <text:p>￥722</text:p>
          </table:table-cell>
          <table:table-cell table:style-name="ce12" office:value-type="string">
            <text:p>牛乳,ﾚﾓﾝﾃｨｰ,鉄火巻,駄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512">
            <text:p>￥1,512</text:p>
          </table:table-cell>
          <table:table-cell table:style-name="ce12" office:value-type="string">
            <text:p>ﾚﾓﾝﾃｨｰ,寿司,もずく,ｼﾘｱﾙ,酎ﾊｲ,ｿｰｾｰｼﾞ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刺身,ﾚﾓﾝﾃｨｰ,酎ハイ,駄菓子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1071">
            <text:p>￥1,071</text:p>
          </table:table-cell>
          <table:table-cell table:style-name="ce12" office:value-type="string">
            <text:p>ﾚﾓﾝﾃｨｰ,野菜汁,ﾔｸﾙﾄ,酎ハイ,刺身,駄菓子,ﾊﾟﾝﾂ</text:p>
          </table:table-cell>
          <table:table-cell table:style-name="ce15"/>
          <table:table-cell table:number-columns-repeated="1020"/>
        </table:table-row>
        <table:table-row table:style-name="ro3" table:number-rows-repeated="6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2018/08/24</text:date>, <text:time>20:18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24T20:18:47</dc:date>
    <dc:creator>鈴木 豊樹</dc:creator>
    <meta:editing-duration>P1DT7H13M19S</meta:editing-duration>
    <meta:editing-cycles>174</meta:editing-cycles>
    <meta:generator>OpenOffice/4.1.5$Unix OpenOffice.org_project/415m1$Build-9789</meta:generator>
    <meta:document-statistic meta:table-count="8" meta:cell-count="1032" meta:object-count="0"/>
  </office:meta>
</office:document-meta>
</file>